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249cm" fo:margin-left="0cm" table:align="left"/>
    </style:style>
    <style:style style:name="Tableau1.A" style:family="table-column">
      <style:table-column-properties style:column-width="6.154cm"/>
    </style:style>
    <style:style style:name="Tableau1.B" style:family="table-column">
      <style:table-column-properties style:column-width="11.095cm"/>
    </style:style>
    <style:style style:name="Tableau1.A1" style:family="table-cell">
      <style:table-cell-properties fo:padding-left="0.123cm" fo:padding-right="0.123cm" fo:padding-top="0cm" fo:padding-bottom="0cm" fo:border="none"/>
    </style:style>
    <style:style style:name="P1" style:family="paragraph" style:parent-style-name="Pied_20_de_20_page">
      <style:paragraph-properties fo:margin-left="0cm" fo:margin-right="0.635cm" fo:text-indent="0cm" style:auto-text-indent="false"/>
    </style:style>
    <style:style style:name="P2" style:family="paragraph" style:parent-style-name="Bea_20_Arial_20_10_20_justifié">
      <style:paragraph-properties fo:text-align="start" style:justify-single-word="false" fo:break-before="page"/>
    </style:style>
    <style:style style:name="P3" style:family="paragraph" style:parent-style-name="Normal">
      <style:paragraph-properties fo:text-align="justify" style:justify-single-word="false" fo:break-before="page"/>
      <style:text-properties fo:font-size="11pt" style:font-size-asian="11pt"/>
    </style:style>
    <style:style style:name="P4" style:family="paragraph" style:parent-style-name="Bea_20_Arial_20_10_20_justifié">
      <style:paragraph-properties fo:text-align="center" style:justify-single-word="false" fo:padding-left="0.141cm" fo:padding-right="0.141cm" fo:padding-top="0.035cm" fo:padding-bottom="0.035cm" fo:border="0.018cm solid #ff0000" style:shadow="none"/>
      <style:text-properties fo:color="#ff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style>
    <style:style style:name="P5" style:family="paragraph" style:parent-style-name="Bea_20_Arial_20_10_20_justifié">
      <style:paragraph-properties fo:text-align="start" style:justify-single-word="false"/>
    </style:style>
    <style:style style:name="P6" style:family="paragraph" style:parent-style-name="Bea_20_Arial_20_10_20_justifié">
      <style:paragraph-properties fo:text-align="start" style:justify-single-word="false"/>
      <style:text-properties fo:font-weight="bold" style:font-weight-asian="bold" style:font-weight-complex="bold"/>
    </style:style>
    <style:style style:name="P7" style:family="paragraph" style:parent-style-name="Bea_20_Arial_20_10_20_justifié">
      <style:paragraph-properties fo:text-align="start" style:justify-single-word="false"/>
      <style:text-properties fo:font-size="11pt" fo:font-weight="bold" style:font-size-asian="11pt" style:font-weight-asian="bold" style:font-weight-complex="bold"/>
    </style:style>
    <style:style style:name="P8" style:family="paragraph" style:parent-style-name="Bea_20_Arial_20_10_20_justifié">
      <style:paragraph-properties fo:text-align="start"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9" style:family="paragraph" style:parent-style-name="Bea_20_Arial_20_10_20_justifié">
      <style:paragraph-properties fo:text-align="end" style:justify-single-word="false"/>
    </style:style>
    <style:style style:name="P10" style:family="paragraph" style:parent-style-name="Bea_20_Arial_20_10_20_justifié">
      <style:paragraph-properties fo:text-align="start" style:justify-single-word="false"/>
      <style:text-properties fo:font-size="9pt" style:font-size-asian="9pt" style:font-size-complex="9pt"/>
    </style:style>
    <style:style style:name="P11" style:family="paragraph" style:parent-style-name="Bea_20_Arial_20_10_20_justifié">
      <style:paragraph-properties style:text-autospace="ideograph-alpha"/>
    </style:style>
    <style:style style:name="P12" style:family="paragraph" style:parent-style-name="Bea_20_Arial_20_10_20_justifié">
      <style:paragraph-properties>
        <style:tab-stops>
          <style:tab-stop style:position="1.249cm"/>
          <style:tab-stop style:position="2.498cm"/>
          <style:tab-stop style:position="3.747cm"/>
          <style:tab-stop style:position="4.995cm"/>
          <style:tab-stop style:position="6.244cm"/>
          <style:tab-stop style:position="9.435cm"/>
        </style:tab-stops>
      </style:paragraph-properties>
    </style:style>
    <style:style style:name="P13" style:family="paragraph" style:parent-style-name="Bea_20_Arial_20_10_20_justifié">
      <style:paragraph-properties fo:margin-left="0.635cm" fo:margin-right="0cm" fo:text-align="start" style:justify-single-word="false" fo:text-indent="0cm"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fo:font-size="11pt" style:font-size-asian="11pt"/>
    </style:style>
    <style:style style:name="P16" style:family="paragraph" style:parent-style-name="Normal">
      <style:paragraph-properties fo:text-align="end" style:justify-single-word="false"/>
    </style:style>
    <style:style style:name="P17" style:family="paragraph" style:parent-style-name="Heading_20_5">
      <style:paragraph-properties fo:text-align="center" style:justify-single-word="false" fo:background-color="#cccccc" fo:padding-left="0.141cm" fo:padding-right="0.141cm" fo:padding-top="0.035cm" fo:padding-bottom="0.035cm" fo:border="0.018cm solid #000000" style:shadow="none">
        <style:background-image/>
      </style:paragraph-properties>
      <style:text-properties style:font-name="Arial" fo:font-size="14pt" style:font-size-asian="14pt" style:font-size-complex="12pt" style:font-weight-complex="bold"/>
    </style:style>
    <style:style style:name="P18" style:family="paragraph" style:parent-style-name="Normal" style:list-style-name="L1">
      <style:paragraph-properties fo:text-align="justify" style:justify-single-word="false"/>
      <style:text-properties fo:font-size="11pt" style:font-size-asian="11pt"/>
    </style:style>
    <style:style style:name="P19" style:family="paragraph" style:parent-style-name="Normal" style:list-style-name="L3">
      <style:paragraph-properties fo:text-align="justify" style:justify-single-word="false"/>
      <style:text-properties fo:font-size="11pt" style:font-size-asian="11pt"/>
    </style:style>
    <style:style style:name="P20" style:family="paragraph" style:parent-style-name="Normal" style:list-style-name="L4">
      <style:paragraph-properties fo:text-align="justify" style:justify-single-word="false"/>
      <style:text-properties fo:font-size="11pt" style:font-size-asian="11pt"/>
    </style:style>
    <style:style style:name="P21" style:family="paragraph" style:parent-style-name="Normal" style:list-style-name="L5">
      <style:paragraph-properties fo:text-align="justify" style:justify-single-word="false"/>
      <style:text-properties fo:font-size="11pt" style:font-size-asian="11pt"/>
    </style:style>
    <style:style style:name="P22" style:family="paragraph" style:parent-style-name="Normal">
      <style:paragraph-properties fo:text-align="justify" style:justify-single-word="false"/>
    </style:style>
    <style:style style:name="P23" style:family="paragraph" style:parent-style-name="Normal" style:list-style-name="L5">
      <style:paragraph-properties fo:text-align="justify" style:justify-single-word="false"/>
    </style:style>
    <style:style style:name="P24" style:family="paragraph" style:parent-style-name="Normal" style:list-style-name="L1">
      <style:paragraph-properties fo:text-align="justify" style:justify-single-word="false"/>
    </style:style>
    <style:style style:name="P25" style:family="paragraph" style:parent-style-name="Bea_20_Arial_20_10_20_justifié" style:master-page-name="MP0">
      <style:paragraph-properties style:page-number="auto" fo:break-before="page">
        <style:tab-stops>
          <style:tab-stop style:position="16.494cm"/>
        </style:tab-stops>
      </style:paragraph-properties>
      <style:text-properties fo:font-size="6pt" style:font-size-asian="6pt"/>
    </style:style>
    <style:style style:name="P26" style:family="paragraph" style:parent-style-name="Bea_20_Arial_20_10_20_justifié" style:list-style-name="L1">
      <style:paragraph-properties fo:text-align="start" style:justify-single-word="false"/>
    </style:style>
    <style:style style:name="P27" style:family="paragraph" style:parent-style-name="Bea_20_Arial_20_10_20_justifié" style:list-style-name="L2">
      <style:paragraph-properties fo:text-align="start" style:justify-single-word="false"/>
    </style:style>
    <style:style style:name="P28" style:family="paragraph" style:parent-style-name="Bea_20_Arial_20_10_20_justifié" style:list-style-name="L2"/>
    <style:style style:name="P29" style:family="paragraph" style:parent-style-name="Bea_20_Arial_20_10_20_justifié" style:list-style-name="L2">
      <style:text-properties fo:language="en" fo:country="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none"/>
    </style:style>
    <style:style style:name="T5" style:family="text">
      <style:text-properties fo:language="en" fo:country="none" fo:font-weight="bold" style:font-weight-asian="bold" style:font-weight-complex="bold"/>
    </style:style>
    <style:style style:name="T6" style:family="text">
      <style:text-properties fo:font-size="9pt" style:font-size-asian="9pt"/>
    </style:style>
    <style:style style:name="T7" style:family="text">
      <style:text-properties fo:font-size="9pt" style:font-size-asian="9pt" style:font-size-complex="9pt"/>
    </style:style>
    <style:style style:name="T8" style:family="text">
      <style:text-properties fo:font-size="9pt" fo:language="en" fo:country="GB" style:font-size-asian="9pt" style:font-size-complex="9pt"/>
    </style:style>
    <style:style style:name="T9" style:family="text">
      <style:text-properties fo:font-size="9pt" fo:font-weight="bold" style:font-size-asian="9pt" style:font-weight-asian="bold" style:font-weight-complex="bold"/>
    </style:style>
    <style:style style:name="T10" style:family="text">
      <style:text-properties fo:font-size="11pt" fo:font-weight="bold" style:font-size-asian="11pt" style:font-weight-asian="bold" style:font-weight-complex="bold"/>
    </style:style>
    <style:style style:name="T11" style:family="text">
      <style:text-properties fo:font-size="11pt" style:font-size-asian="11pt"/>
    </style:style>
    <style:style style:name="T12" style:family="text">
      <style:text-properties fo:font-size="11pt" fo:font-style="italic" style:font-size-asian="11pt" style:font-style-asian="italic" style:font-style-complex="italic"/>
    </style:style>
    <style:style style:name="T13" style:family="text">
      <style:text-properties fo:language="en" fo:country="GB"/>
    </style:style>
    <style:style style:name="T14"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text:list-style style:name="L1">
      <text:list-level-style-bullet text:level="1" text:style-name="WW_5f_CharLFO29LVL1" text:bullet-char="-">
        <style:list-level-properties text:space-before="0.635cm" text:min-label-width="0.635cm"/>
        <style:text-properties style:font-name="Times New Roman"/>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Le Projet ZiqMu</text:p>
      <text:p text:style-name="P5"/>
      <text:p text:style-name="P5"/>
      <text:p text:style-name="P5"><text:span text:style-name="Police_20_par_20_défaut"><text:span text:style-name="T1">But de l’activité</text:span></text:span> : mettre en œuvre un intranet permettant la réservation de cours de musique en ligne. Il s’agit d’une application Web (client serveur) ayant une structure MVC (Modèle Vue Contrôleur). Les données sont stockées <text:s/>dans différents formats (BD, XML).</text:p>
      <text:p text:style-name="P5"/>
      <text:p text:style-name="Bea_20_Arial_20_10_20_justifié"><text:span text:style-name="Police_20_par_20_défaut"><text:span text:style-name="T1">Contexte</text:span></text:span> :</text:p>
      <text:p text:style-name="Bea_20_Arial_20_10_20_justifié">Le consevatoire <text:span text:style-name="Police_20_par_20_défaut"><text:span text:style-name="T1">Musique Pour Tous</text:span></text:span> propose des cours de musqie à ses adhérents. Il fait travailler des professeurs de musique, un professeur assurant un cours d'instrument (piano, violon, tuba etc...) à différentes dates. Un cours peut être assuré par plusieurs professeurs. <text:s/></text:p>
      <text:p text:style-name="Bea_20_Arial_20_10_20_justifié"/>
      <text:p text:style-name="Bea_20_Arial_20_10_20_justifié">Une base de données Mysql doit être réalisée pour regrouper la liste des cours, avec leurs dates précises, <text:s/>aisi que les enseignants chargés de ces cours.</text:p>
      <text:p text:style-name="Bea_20_Arial_20_10_20_justifié"/>
      <text:p text:style-name="P5">Un outil (intranet) permet aux employés du conservatoire de visualiser les cours, d'inscrire un adhérent pour un cours et d''afficher les inscriptions..</text:p>
      <text:p text:style-name="P5"/>
      <text:p text:style-name="P6">Fonctionnalités :</text:p>
      <text:p text:style-name="P5">L’outil offre les fonctionnalités suivantes :</text:p>
      <text:list xml:id="list81333288447002037" text:style-name="L1">
        <text:list-item>
          <text:p text:style-name="P26">voir les cours proposés ainsi que les professeurs associés.</text:p>
        </text:list-item>
        <text:list-item>
          <text:p text:style-name="P26">Inscrire un adhrent pour un cours (choix du cours puis saisie des informations de l'adhrent dans un formulaire)</text:p>
        </text:list-item>
        <text:list-item>
          <text:p text:style-name="P26">voir les inscriptions</text:p>
        </text:list-item>
        <text:list-item>
          <text:p text:style-name="P26">créer un document PDF reprenant les informations de l'inscription (afin d’être imprimé et donné à l'adhérent).</text:p>
        </text:list-item>
      </text:list>
      <text:p text:style-name="P5"/>
      <text:p text:style-name="P5"/>
      <text:p text:style-name="P5"/>
      <text:h text:style-name="P17" text:outline-level="5">Partie n°1 – Mise en place du projet</text:h>
      <text:p text:style-name="P7"/>
      <text:p text:style-name="P7">But :</text:p>
      <text:p text:style-name="P5">Mettre en place le projet avec NetBeans et WampServer….ou avec ce que vous voulez !.</text:p>
      <text:p text:style-name="Bea_20_Arial_20_10_20_justifié"/>
      <text:p text:style-name="P7">Travail à faire : </text:p>
      <text:p text:style-name="P6">Etapes :</text:p>
      <text:list xml:id="list257848986771926398" text:style-name="L2">
        <text:list-item>
          <text:p text:style-name="P27">Démarrez Netbeans. </text:p>
        </text:list-item>
        <text:list-item>
          <text:p text:style-name="P27">Créez un projet PHP nommé « Projet ZiqMu » :</text:p>
          <text:list>
            <text:list-item>
              <text:p text:style-name="P28">Menu Fichier / Nouveau projet</text:p>
            </text:list-item>
            <text:list-item>
              <text:p text:style-name="P28">Catégorie : PHP (suivant)</text:p>
            </text:list-item>
            <text:list-item>
              <text:p text:style-name="P28">Nom du projet : « Projet Projet ZiqMu »</text:p>
            </text:list-item>
            <text:list-item>
              <text:p text:style-name="P28">Sources folder : c'est le dossier contenant les fichiers source du projet (choisissez le dossier NetBeansProjects).</text:p>
            </text:list-item>
            <text:list-item>
              <text:p text:style-name="P29">Default Encoding : ISO-8859-1 (suivant)</text:p>
            </text:list-item>
            <text:list-item>
              <text:p text:style-name="P28">Run As : local web site (c'est un site en local)</text:p>
            </text:list-item>
            <text:list-item>
              <text:p text:style-name="P28">Project URL : c'est l'URL du projet que vous saisirez dans votre navigateur. Saisissez donc une URL qui corresponde à <text:span text:style-name="Police_20_par_20_défaut"><text:span text:style-name="T1">l'alias</text:span></text:span> que vous allez créer au niveau de votre serveur web. Par exemple si l’alias du projet est « TP », il faudra mettre comme Project URL : <text:a xlink:type="simple" xlink:href="http://127.0.0.1/TP/" office:target-frame-name="_top" xlink:show="replace" text:style-name="Internet_20_link" text:visited-style-name="Visited_20_Internet_20_Link"><text:span text:style-name="Lien_20_hypertexte">http://127.0.0.1/TP/</text:span></text:a></text:p>
            </text:list-item>
            <text:list-item>
              <text:p text:style-name="P28">Copiez vos fichers sources sur le repertoire root de votre serveur web (c’est à dire à dire le dossier wamp/www/ProjetZiqMu  par exemple).</text:p>
            </text:list-item>
            <text:list-item>
              <text:p text:style-name="P27">Terminer</text:p>
            </text:list-item>
          </text:list>
        </text:list-item>
        <text:list-item>
          <text:p text:style-name="P27">Créez la structure du projet</text:p>
          <text:list>
            <text:list-item>
              <text:p text:style-name="P28">Créez les dossiers correspondant à l’image ci-dessous (clic droit <text:s/>sur « Source Files » puis « nouveau dossier ») :</text:p>
            </text:list-item>
            <text:list-item>
              <text:p text:style-name="P28">Créez la page index.php (clic-droit sur « Source Files » puis « PHP File »). Mettez une instruction <text:span text:style-name="Police_20_par_20_défaut"><text:span text:style-name="T2">echo</text:span></text:span> quelconque, dans le but de tester.</text:p>
            </text:list-item>
          </text:list>
        </text:list-item>
      </text:list>
      <text:p text:style-name="P13"/>
      <text:p text:style-name="P13"><text:soft-page-break/><draw:frame draw:style-name="fr3" draw:name="Picture 1" text:anchor-type="as-char" svg:y="0cm" svg:width="3.528cm" style:rel-width="scale" svg:height="5.186cm" style:rel-height="scale" draw:z-index="0"><draw:object-ole xlink:href="./Object 1" xlink:type="simple" xlink:show="embed" xlink:actuate="onLoad"/><draw:image xlink:href="./ObjectReplacements/Object 1" xlink:type="simple" xlink:show="embed" xlink:actuate="onLoad"/></draw:frame></text:p>
      <text:p text:style-name="P13">(les dossiers seront remplis au fur et à mesure)</text:p>
      <text:p text:style-name="P13"/>
      <text:list xml:id="list42246238" text:continue-numbering="true" text:style-name="L2">
        <text:list-item>
          <text:p text:style-name="P27">Dans NetBeans, faites un clic droit sur index.php, puis « Run ». Cela devrait ouvrir le navigateur puis appeler la page index.php. (sinon vérifiez vos paramètres, faites un clic droit sur le projet puis « Propriétés »).</text:p>
        </text:list-item>
      </text:list>
      <text:p text:style-name="P5"/>
      <text:h text:style-name="P17" text:outline-level="5">Partie n°2 – Le modèle MVC</text:h>
      <text:p text:style-name="P8"/>
      <text:p text:style-name="P5">L’architecture de cette application respecte le modèle <text:span text:style-name="Police_20_par_20_défaut"><text:span text:style-name="T1">MVC</text:span></text:span> (<text:span text:style-name="Police_20_par_20_défaut"><text:span text:style-name="T1">Modèle Vue Contrôleur</text:span></text:span>).</text:p>
      <text:p text:style-name="P5"/>
      <text:p text:style-name="P6">La vue :</text:p>
      <text:p text:style-name="P5">Elle représente ce qui est exposé à l'utilisateur, en général il s'agit de HTML statique ou généré par du php.</text:p>
      <text:p text:style-name="P5"/>
      <table:table table:name="Tableau1" table:style-name="Tableau1">
        <table:table-column table:style-name="Tableau1.A"/>
        <table:table-column table:style-name="Tableau1.B"/>
        <table:table-row>
          <table:table-cell table:style-name="Tableau1.A1" office:value-type="string">
            <text:p text:style-name="P9">En-tête commun à toutes les pages, <text:s text:c="2"/>comprenant : <text:s/></text:p>
            <text:p text:style-name="P9">Une image</text:p>
            <text:p text:style-name="P9"/>
            <text:p text:style-name="P9"/>
            <text:p text:style-name="P9"/>
            <text:p text:style-name="P9">Un menu</text:p>
            <text:p text:style-name="P9"/>
            <text:p text:style-name="P9">Corps de la page</text:p>
            <text:p text:style-name="P9">(contenu)</text:p>
            <text:p text:style-name="P9"/>
            <text:p text:style-name="P9"/>
            <text:p text:style-name="P9"/>
            <text:p text:style-name="P9">pied de page (commun à toutes les pages) : balises HTML invisibles</text:p>
          </table:table-cell>
          <table:table-cell table:style-name="Tableau1.A1" office:value-type="string">
            <text:p text:style-name="P5"/>
          </table:table-cell>
        </table:table-row>
      </table:table>
      <text:p text:style-name="P5"/>
      <text:p text:style-name="P5">La <text:span text:style-name="Police_20_par_20_défaut"><text:span text:style-name="T1">vue externe</text:span></text:span> est la page que voit l'internaute.<text:line-break/>Cette <text:span text:style-name="Police_20_par_20_défaut"><text:span text:style-name="T1">vue externe</text:span></text:span> est construite à partir de vues (appellées sous-vues) : chaque vue (sous-vue) est dans un fichier distinct.</text:p>
      <text:p text:style-name="P5">En PHP, on utilisera des instructions <text:span text:style-name="Police_20_par_20_défaut"><text:span text:style-name="T2">include</text:span></text:span> pour inclure les fichiers dans la page principale.</text:p>
      <text:p text:style-name="P5"/>
      <text:p text:style-name="P6">Le contrôleur :</text:p>
      <text:p text:style-name="P5">C’est le contrôleur qui va être à l'écoute des requêtes de l'utilisateur et fournir ainsi la <text:span text:style-name="Police_20_par_20_défaut"><text:span text:style-name="T1">vue externe</text:span></text:span> correspondante (constituée de sous-vues). Pour cela, il faudra à tout moment connaître<text:span text:style-name="Police_20_par_20_défaut"><text:span text:style-name="T1"> l'état de l'application</text:span></text:span> c'est à dire le contexte de la demande : <text:span text:style-name="Police_20_par_20_défaut"><text:span text:style-name="T2">"la page demandée fait suite à quelle </text:span></text:span><text:span text:style-name="Police_20_par_20_défaut"><text:span text:style-name="T3">action</text:span></text:span><text:span text:style-name="Police_20_par_20_défaut"><text:span text:style-name="T2"> précise de l'utilisateur ?</text:span></text:span>" C'est au contrôleur de connaître l'état applicatif en testant une variable qui sera nommée<text:span text:style-name="Police_20_par_20_défaut"><text:span text:style-name="T3"> $action</text:span></text:span>, <text:span text:style-name="Police_20_par_20_défaut"><text:span text:style-name="T2">provenant d'une requête POST ou GET. </text:span></text:span>Ainsi le contrôleur se présentera souvent sous le format suivant :</text:p>
      <text:p text:style-name="P5"/>
      <text:p text:style-name="P5"><text:span text:style-name="Code_20_HTML">$action = $_REQUEST['action'];</text:span><text:span text:style-name="Code_20_HTML"><text:line-break/>switch($action)</text:span><text:span text:style-name="Code_20_HTML"><text:line-break/>{</text:span><text:span text:style-name="Code_20_HTML"><text:line-break/>    case 'ceci' :</text:span><text:span text:style-name="Code_20_HTML"><text:line-break/>        include("vues/v_ceci.php");</text:span><text:span text:style-name="Code_20_HTML"><text:line-break/>        include("vues/v_encorececi.php"); </text:span><text:span text:style-name="Code_20_HTML"><text:line-break/>     case 'cela' :</text:span><text:span text:style-name="Code_20_HTML"><text:line-break/>        include("vues/v_cela.php"); </text:span><text:span text:style-name="Code_20_HTML"><text:line-break/>}</text:span></text:p>
      <text:p text:style-name="P5"/>
      <text:p text:style-name="P5"><text:soft-page-break/>On ne distinguera pas les variables POST ou GET, elles sont présentes dans le tableau <text:span text:style-name="Police_20_par_20_défaut"><text:span text:style-name="T2">$_REQUEST</text:span></text:span>. </text:p>
      <text:p text:style-name="P5"/>
      <text:p text:style-name="P6">Le modèle</text:p>
      <text:p text:style-name="P5">Les cours sont donnés par le conservatoire grâce à un fichier nommé cours<text:span text:style-name="Police_20_par_20_défaut"><text:span text:style-name="T1">.xml</text:span></text:span>, </text:p>
      <text:p text:style-name="P5"><text:span text:style-name="Code_20_HTML"/></text:p>
      <text:p text:style-name="P5"><text:bookmark-start text:name="OLE_LINK1"/>Si on passe par une base de données au lieu du fichier XML, on doit bien évidemment d’abord créer cette base avec la table ou les tables correspondantes. </text:p>
      <text:p text:style-name="P5"><text:bookmark-end text:name="OLE_LINK1"/></text:p>
      <text:p text:style-name="P5"/>
      <text:p text:style-name="P5">Le <text:span text:style-name="Police_20_par_20_défaut"><text:span text:style-name="T1">modèle</text:span></text:span> est la couche (bibliothèque de fonctions) qui accède aux données. </text:p>
      <text:p text:style-name="P5">Les fonctions du modèle retournent soit une donnée calculée, soit un tableau. Par exemple, la fonction qui permettra de lire tous les cours ressemblera à :</text:p>
      <text:p text:style-name="P10"/>
      <text:p text:style-name="Bea_20_Arial_20_10_20_justifié"><text:bookmark-start text:name="OLE_LINK2"/><text:span text:style-name="Code_20_HTML"><text:span text:style-name="T7">function getLesCours()</text:span></text:span></text:p>
      <text:p text:style-name="Bea_20_Arial_20_10_20_justifié"><text:span text:style-name="Code_20_HTML"><text:span text:style-name="T7">{</text:span></text:span></text:p>
      <text:p text:style-name="Bea_20_Arial_20_10_20_justifié"><text:span text:style-name="Code_20_HTML"><text:span text:style-name="T7"><text:s text:c="4"/></text:span></text:span></text:p>
      <text:p text:style-name="Bea_20_Arial_20_10_20_justifié"><text:span text:style-name="Code_20_HTML"><text:span text:style-name="T7">// Déclaration d’un tableau</text:span></text:span></text:p>
      <text:p text:style-name="Bea_20_Arial_20_10_20_justifié"/>
      <text:p text:style-name="Bea_20_Arial_20_10_20_justifié"><text:span text:style-name="Code_20_HTML"><text:span text:style-name="T8">$cours = array();</text:span></text:span></text:p>
      <text:p text:style-name="Bea_20_Arial_20_10_20_justifié"/>
      <text:p text:style-name="Bea_20_Arial_20_10_20_justifié"><text:span text:style-name="Code_20_HTML"><text:span text:style-name="T7"><text:s text:c="2"/>// Appel au fichier permettant la connection à la BD</text:span></text:span></text:p>
      <text:p text:style-name="Bea_20_Arial_20_10_20_justifié"><text:span text:style-name="Code_20_HTML"><text:span text:style-name="T7"><text:s/></text:span></text:span><text:span text:style-name="Code_20_HTML"><text:span text:style-name="T8">require dirname(__FILE__). </text:span></text:span><text:span text:style-name="Code_20_HTML"><text:span text:style-name="T7">"/Connect.php";</text:span></text:span></text:p>
      <text:p text:style-name="Bea_20_Arial_20_10_20_justifié"/>
      <text:p text:style-name="Bea_20_Arial_20_10_20_justifié"/>
      <text:p text:style-name="Bea_20_Arial_20_10_20_justifié"><text:span text:style-name="Code_20_HTML"><text:span text:style-name="T7">// Selection de la base de données et requete SQL</text:span></text:span></text:p>
      <text:p text:style-name="Bea_20_Arial_20_10_20_justifié"/>
      <text:p text:style-name="Bea_20_Arial_20_10_20_justifié"/>
      <text:p text:style-name="Bea_20_Arial_20_10_20_justifié"><text:span text:style-name="Code_20_HTML"><text:span text:style-name="T7">// Remplissage d’un tableau correspondant à chaque cours</text:span></text:span></text:p>
      <text:p text:style-name="Bea_20_Arial_20_10_20_justifié"/>
      <text:p text:style-name="Bea_20_Arial_20_10_20_justifié"/>
      <text:p text:style-name="Bea_20_Arial_20_10_20_justifié"><text:span text:style-name="Code_20_HTML"><text:span text:style-name="T7"><text:s/>// Remplissage du tableau multi-dimensionnel $cours avec chacun des cours</text:span></text:span></text:p>
      <text:p text:style-name="Bea_20_Arial_20_10_20_justifié"><text:span text:style-name="Code_20_HTML"><text:span text:style-name="T7"><text:s text:c="3"/></text:span></text:span></text:p>
      <text:p text:style-name="Bea_20_Arial_20_10_20_justifié"/>
      <text:p text:style-name="Bea_20_Arial_20_10_20_justifié"/>
      <text:p text:style-name="Bea_20_Arial_20_10_20_justifié"><text:span text:style-name="Code_20_HTML"><text:span text:style-name="T8">// Retourner le tableau</text:span></text:span></text:p>
      <text:p text:style-name="Bea_20_Arial_20_10_20_justifié"/>
      <text:p text:style-name="Bea_20_Arial_20_10_20_justifié"><text:span text:style-name="Code_20_HTML"><text:span text:style-name="T8">return $cours;</text:span></text:span></text:p>
      <text:p text:style-name="Bea_20_Arial_20_10_20_justifié"/>
      <text:p text:style-name="Bea_20_Arial_20_10_20_justifié"><text:span text:style-name="Code_20_HTML"><text:span text:style-name="T7">}</text:span></text:span></text:p>
      <text:p text:style-name="Bea_20_Arial_20_10_20_justifié"><text:bookmark-end text:name="OLE_LINK2"/></text:p>
      <text:p text:style-name="P2"/>
      <text:h text:style-name="P17" text:outline-level="5">Partie n°3 – La page d’accueil</text:h>
      <text:p text:style-name="P8"/>
      <text:p text:style-name="P14"><text:span text:style-name="Police_20_par_20_défaut"><text:span text:style-name="T10">But</text:span></text:span><text:span text:style-name="Police_20_par_20_défaut"><text:span text:style-name="T11"> : créer le contrôleur et une première vue qui va afficher la page d’accueil avec un logo en haut et un menu (Accueil, Voir les cours, Voir les inscriptions).</text:span></text:span></text:p>
      <text:p text:style-name="P14"><text:span text:style-name="Police_20_par_20_défaut"><text:span text:style-name="T11"/></text:span></text:p>
      <text:p text:style-name="P15"/>
      <text:h text:style-name="Heading_20_8" text:outline-level="8">Création du contrôleur</text:h>
      <text:p text:style-name="P14"><text:span text:style-name="Police_20_par_20_défaut"><text:span text:style-name="T11">Il va s’agir en fait de la page </text:span></text:span><text:span text:style-name="Police_20_par_20_défaut"><text:span text:style-name="T10">index.php</text:span></text:span><text:span text:style-name="Police_20_par_20_défaut"><text:span text:style-name="T11">. Ouvrez-là dans Netbeans.</text:span></text:span></text:p>
      <text:p text:style-name="P14"><text:span text:style-name="Police_20_par_20_défaut"><text:span text:style-name="T11">Son code va permettre de récupérer le paramètre </text:span></text:span><text:span text:style-name="Police_20_par_20_défaut"><text:span text:style-name="T10">action</text:span></text:span><text:span text:style-name="Police_20_par_20_défaut"><text:span text:style-name="T11">. Mais quand on tape l’URL </text:span></text:span><text:a xlink:type="simple" xlink:href="http://127.0.0.1/TP13/" office:target-frame-name="_top" xlink:show="replace" text:style-name="Internet_20_link" text:visited-style-name="Visited_20_Internet_20_Link"><text:span text:style-name="Lien_20_hypertexte">http://127.0.0.1/TP</text:span></text:a><text:a xlink:type="simple" xlink:href="http://127.0.0.1/TP13/" office:target-frame-name="_top" xlink:show="replace" text:style-name="Internet_20_link" text:visited-style-name="Visited_20_Internet_20_Link"><text:span text:style-name="Lien_20_hypertexte">/</text:span></text:a> <text:span text:style-name="Police_20_par_20_défaut"><text:span text:style-name="T11">il n’y a pas de paramètre </text:span></text:span><text:span text:style-name="Police_20_par_20_défaut"><text:span text:style-name="T10">action</text:span></text:span><text:span text:style-name="Police_20_par_20_défaut"><text:span text:style-name="T11">. On va donc lui attribuer par défaut la valeur « </text:span></text:span><text:span text:style-name="Police_20_par_20_défaut"><text:span text:style-name="T10">accueil</text:span></text:span><text:span text:style-name="Police_20_par_20_défaut"><text:span text:style-name="T11"> » et afficher ainsi la page d’accueil.</text:span></text:span></text:p>
      <text:p text:style-name="P15"/>
      <text:p text:style-name="P14"><text:span text:style-name="Code_20_HTML">&lt;?php</text:span></text:p>
      <text:p text:style-name="P14"><text:span text:style-name="Code_20_HTML"><text:span text:style-name="T4">if(!isset($_REQUEST['action']))</text:span></text:span></text:p>
      <text:p text:style-name="P14"><text:span text:style-name="Code_20_HTML"><text:span text:style-name="T4"><text:s text:c="4"/>$action = 'accueil';</text:span></text:span></text:p>
      <text:p text:style-name="P14"><text:span text:style-name="Code_20_HTML"><text:span text:style-name="T4">else</text:span></text:span></text:p>
      <text:p text:style-name="P14"><text:span text:style-name="Code_20_HTML"><text:span text:style-name="T4"><text:s text:c="4"/>$action = $_REQUEST['action'];</text:span></text:span></text:p>
      <text:p text:style-name="P14"/>
      <text:p text:style-name="P14"><text:span text:style-name="Code_20_HTML">// vue qui crée l’en-tête de la page</text:span></text:p>
      <text:p text:style-name="P14"><text:span text:style-name="Code_20_HTML">include("vues/v_entete.php") ;</text:span></text:p>
      <text:p text:style-name="P14"/>
      <text:p text:style-name="P14"><text:span text:style-name="Code_20_HTML"><text:span text:style-name="T4">switch($action)</text:span></text:span></text:p>
      <text:p text:style-name="P14"><text:span text:style-name="Code_20_HTML"><text:span text:style-name="T4">{</text:span></text:span></text:p>
      <text:p text:style-name="P11"><text:span text:style-name="Code_20_HTML"><text:span text:style-name="T4"><text:s text:c="4"/>case 'accueil':</text:span></text:span></text:p>
      <text:p text:style-name="P14"><text:span text:style-name="Code_20_HTML"><text:span text:style-name="T4"><text:tab/></text:span></text:span><text:span text:style-name="Code_20_HTML"> <text:s/>// vue qui crée le contenu de la page d’accueil</text:span></text:p>
      <text:p text:style-name="P14"><text:span text:style-name="Code_20_HTML"><text:s text:c="8"/></text:span><text:span text:style-name="Code_20_HTML"><text:span text:style-name="T4">include("vues/v_accueil.php");</text:span></text:span></text:p>
      <text:p text:style-name="P14"><text:span text:style-name="Code_20_HTML"><text:span text:style-name="T4"><text:s text:c="8"/>break;</text:span></text:span></text:p>
      <text:p text:style-name="P14"><text:span text:style-name="Code_20_HTML">}</text:span></text:p>
      <text:p text:style-name="P14"/>
      <text:p text:style-name="P14"><text:span text:style-name="Code_20_HTML">// vue qui crée le pied de page</text:span></text:p>
      <text:p text:style-name="P14"><text:span text:style-name="Code_20_HTML">include("vues/v_pied.php") ;</text:span></text:p>
      <text:p text:style-name="P14"><text:span text:style-name="Code_20_HTML">?&gt;</text:span></text:p>
      <text:p text:style-name="P15"/>
      <text:h text:style-name="Heading_20_8" text:outline-level="8">Création des vues</text:h>
      <text:p text:style-name="P15">Dans le dossier « vues », créez un fichier par vue.</text:p>
      <text:p text:style-name="P15"/>
      <text:p text:style-name="P14"><text:span text:style-name="Police_20_par_20_défaut"><text:span text:style-name="T10">Fichier </text:span></text:span><text:span text:style-name="Code_20_HTML"><text:span text:style-name="T1">v_entete.php :</text:span></text:span></text:p>
      <text:p text:style-name="P15">Il permet d’afficher : l’en-tête HTML, l’image et le menu.</text:p>
      <text:p text:style-name="P15"/>
      <text:p text:style-name="P15"/>
      <text:p text:style-name="P14"><text:span text:style-name="Police_20_par_20_défaut"><text:span text:style-name="T10">Remarques</text:span></text:span><text:span text:style-name="Police_20_par_20_défaut"><text:span text:style-name="T11"> : </text:span></text:span></text:p>
      <text:list xml:id="list40375971" text:style-name="L1">
        <text:list-item>
          <text:p text:style-name="P18">l’encodage est iso-8859-1, car la bibliothèque qui crée le pdf ne supporte que cet encodage</text:p>
        </text:list-item>
        <text:list-item>
          <text:p text:style-name="P18">le menu est réalisé grâce à une liste &lt;ul&gt;, qui peut être rendue horizontale, avec le style approprié.</text:p>
        </text:list-item>
      </text:list>
      <text:p text:style-name="P15"/>
      <text:p text:style-name="P14"><text:span text:style-name="Police_20_par_20_défaut"><text:span text:style-name="T10">Fichier </text:span></text:span><text:span text:style-name="Code_20_HTML"><text:span text:style-name="T1">v_accueil.php :</text:span></text:span></text:p>
      <text:p text:style-name="P15">Cette vue crée le contenu de la page d’accueil, donc tout simplement :</text:p>
      <text:p text:style-name="P15"/>
      <text:p text:style-name="P14"><text:span text:style-name="Code_20_HTML">&lt;div id="accueil"&gt;</text:span></text:p>
      <text:p text:style-name="P14"><text:span text:style-name="Code_20_HTML">Bienvenue au conservatoire Musique Pour Tous.</text:span></text:p>
      <text:p text:style-name="P14"><text:span text:style-name="Code_20_HTML">&lt;/div&gt;</text:span></text:p>
      <text:p text:style-name="P15"/>
      <text:p text:style-name="P14"><text:span text:style-name="Police_20_par_20_défaut"><text:span text:style-name="T10">Fichier </text:span></text:span><text:span text:style-name="Code_20_HTML"><text:span text:style-name="T1">v_pied.php :</text:span></text:span></text:p>
      <text:p text:style-name="P15">Il sert juste à fermer les balises HTML :</text:p>
      <text:p text:style-name="P15"/>
      <text:p text:style-name="P14"><text:span text:style-name="Code_20_HTML">&lt;/body&gt;</text:span></text:p>
      <text:p text:style-name="P14"><text:span text:style-name="Code_20_HTML">&lt;/html&gt;</text:span></text:p>
      <text:p text:style-name="P15"/>
      <text:h text:style-name="Heading_20_8" text:outline-level="8"><text:soft-page-break/>Feuille de style : fichier cssGeneral.css</text:h>
      <text:h text:style-name="Heading_20_8" text:outline-level="8"/>
      <text:h text:style-name="Heading_20_8" text:outline-level="8">Les images</text:h>
      <text:p text:style-name="P15">Elles doivent être mises dans le dossier « images ». </text:p>
      <text:p text:style-name="P15"/>
      <text:h text:style-name="Heading_20_8" text:outline-level="8">Tests</text:h>
      <text:p text:style-name="P15">Lancez la page « index.php » (clic droit / Run ou Maj+F6) et admirez le résultat.</text:p>
      <text:p text:style-name="P3"/>
      <text:h text:style-name="P17" text:outline-level="5">Partie n°4 – La liste des cours. (La base de données et le modèle)</text:h>
      <text:p text:style-name="P14"><draw:frame draw:style-name="fr2" draw:name="Text Box 107" text:anchor-type="paragraph" svg:x="6.459cm" svg:y="0.284cm" svg:width="6.267cm" style:rel-width="scale" svg:height="1.588cm" style:rel-height="scale" draw:z-index="8"><draw:text-box><text:p text:style-name="TM_20_1">Lien « voir le catalogue des cours » avec l’URL : index.php?action=voirCours</text:p></draw:text-box></draw:frame><text:span text:style-name="Police_20_par_20_défaut"><text:span text:style-name="T10">But</text:span></text:span><text:span text:style-name="Police_20_par_20_défaut"><text:span text:style-name="T11"> : Afficher la liste des cours. </text:span></text:span></text:p>
      <text:p text:style-name="P15"/>
      <text:p text:style-name="P16"/>
      <text:p text:style-name="P15"/>
      <text:p text:style-name="P15">Lorsque l’utilisateur clique sur « voir le catalogue des cours » dans le menu, les cours sont affichés, avec toutes les informations. Un lien doit permettre de réserver le vol.</text:p>
      <text:p text:style-name="P15"/>
      <text:h text:style-name="Heading_20_8" text:outline-level="8">La base de données</text:h>
      <text:list xml:id="list7708365303246954682" text:style-name="L3">
        <text:list-header>
          <text:p text:style-name="P19"/>
        </text:list-header>
        <text:list-item>
          <text:p text:style-name="P19">Créez une BD qui permet de renseigner convenablement toutes les informations concerant un cours</text:p>
        </text:list-item>
      </text:list>
      <text:p text:style-name="P15"/>
      <text:h text:style-name="Heading_20_8" text:outline-level="8">Le modèle</text:h>
      <text:p text:style-name="P14"><text:span text:style-name="Police_20_par_20_défaut"><text:span text:style-name="T11">Les fonctions du modèle vont être regroupées dans un seul fichier, </text:span></text:span><text:span text:style-name="Police_20_par_20_défaut"><text:span text:style-name="T10">fonctions.php</text:span></text:span><text:span text:style-name="Police_20_par_20_défaut"><text:span text:style-name="T11">, pour des questions pratiques, d’autant plus que l’application n’est pas très importante.</text:span></text:span></text:p>
      <text:list xml:id="list2204417682016429103" text:style-name="L4">
        <text:list-item>
          <text:p text:style-name="P20">créez le fichier « fonctions.php » dans « modele » (clic droit sur « modele » puis Nouveau, PHP File)</text:p>
        </text:list-item>
        <text:list-item>
          <text:p text:style-name="P20">créez la fonction getLesCours(), qui a pour but de lire les cours à partir de la base de données.</text:p>
        </text:list-item>
      </text:list>
      <text:p text:style-name="P15"/>
      <text:p text:style-name="P14"><text:span text:style-name="Code_20_HTML">function getLesCours()</text:span></text:p>
      <text:p text:style-name="P14"><text:span text:style-name="Code_20_HTML">{</text:span></text:p>
      <text:p text:style-name="P14"><text:span text:style-name="Code_20_HTML"><text:s text:c="4"/>//…</text:span></text:p>
      <text:p text:style-name="P14"><text:span text:style-name="Code_20_HTML">}</text:span></text:p>
      <text:p text:style-name="P15"/>
      <text:h text:style-name="Heading_20_8" text:outline-level="8">La récupération des données</text:h>
      <text:p text:style-name="P15">Cette fonction va récupérer l’ensemble des informations concernant les vols</text:p>
      <text:p text:style-name="P14"/>
      <text:p text:style-name="Bea_20_Arial_20_10_20_justifié"><text:span text:style-name="Code_20_HTML">function getLesCours()</text:span></text:p>
      <text:p text:style-name="Bea_20_Arial_20_10_20_justifié"><text:span text:style-name="Code_20_HTML">{</text:span></text:p>
      <text:p text:style-name="Bea_20_Arial_20_10_20_justifié"><text:span text:style-name="Code_20_HTML"><text:s text:c="3"/>…</text:span></text:p>
      <text:p text:style-name="Bea_20_Arial_20_10_20_justifié"><text:span text:style-name="Code_20_HTML"/></text:p>
      <text:p text:style-name="Bea_20_Arial_20_10_20_justifié"><text:span text:style-name="Code_20_HTML">return (lesCours) ; </text:span></text:p>
      <text:p text:style-name="Bea_20_Arial_20_10_20_justifié"><text:span text:style-name="Code_20_HTML"><text:span text:style-name="T6"/></text:span></text:p>
      <text:p text:style-name="Bea_20_Arial_20_10_20_justifié"><text:span text:style-name="Code_20_HTML"><text:span text:style-name="T6">}</text:span></text:span></text:p>
      <text:p text:style-name="P15"/>
      <text:p text:style-name="P15"/>
      <text:p text:style-name="P15"/>
      <text:p text:style-name="P14"><text:span text:style-name="Police_20_par_20_défaut"><text:span text:style-name="T10">Test de la fonction </text:span></text:span><text:span text:style-name="Code_20_HTML"><text:span text:style-name="T9">getLesCours()</text:span></text:span></text:p>
      <text:p text:style-name="P15">Pour tester ce code, il est souhaitable de créer un script de test.</text:p>
      <text:list xml:id="list4721559513629443552" text:style-name="L5">
        <text:list-item>
          <text:p text:style-name="P21">Dans « test », créez le fichier « test_getLesCours.php ».</text:p>
        </text:list-item>
        <text:list-item>
          <text:p text:style-name="P21">Ce script doit faire les choses suivantes :</text:p>
          <text:list>
            <text:list-item>
              <text:p text:style-name="P21">Inclure le fichier « fonctions.php »</text:p>
            </text:list-item>
            <text:list-item>
              <text:p text:style-name="P23"><text:span text:style-name="Police_20_par_20_défaut"><text:span text:style-name="T11">Tester la fonction </text:span></text:span><text:span text:style-name="Code_20_HTML"><text:span text:style-name="T6">getLesCours()</text:span></text:span></text:p>
            </text:list-item>
            <text:list-item>
              <text:p text:style-name="P23"><text:span text:style-name="Police_20_par_20_défaut"><text:span text:style-name="T11"><text:s/>Le résultat est mis dans une variable </text:span></text:span><text:span text:style-name="Police_20_par_20_défaut"><text:span text:style-name="T12">$lesCours</text:span></text:span><text:span text:style-name="Police_20_par_20_défaut"><text:span text:style-name="T11"> et affiché grâce à </text:span></text:span><text:span text:style-name="Police_20_par_20_défaut"><text:span text:style-name="T12">print_r()</text:span></text:span></text:p>
            </text:list-item>
          </text:list>
        </text:list-item>
        <text:list-item>
          <text:p text:style-name="P21">Lancez le script pour le tester (clic droit / run)</text:p>
        </text:list-item>
      </text:list>
      <text:p text:style-name="P15"/>
      <text:h text:style-name="Heading_20_8" text:outline-level="8">Le contrôleur</text:h>
      <text:p text:style-name="P14"><text:span text:style-name="Police_20_par_20_défaut"><text:span text:style-name="T11">Vous pouvez maintenant compléter le contrôleur (index.php). Il faut ajouter un autre cas dans le </text:span></text:span><text:span text:style-name="Police_20_par_20_défaut"><text:span text:style-name="T12">switch case</text:span></text:span><text:span text:style-name="Police_20_par_20_défaut"><text:span text:style-name="T11"> , qui correspond à l’action </text:span></text:span><text:span text:style-name="Police_20_par_20_défaut"><text:span text:style-name="T10">voirCours</text:span></text:span><text:span text:style-name="Police_20_par_20_défaut"><text:span text:style-name="T11">.</text:span></text:span></text:p>
      <text:list xml:id="list40391978" text:style-name="L1">
        <text:list-item>
          <text:p text:style-name="P24"><text:span text:style-name="Police_20_par_20_défaut"><text:span text:style-name="T11">les cours vont être récupérés dans une variable </text:span></text:span><text:span text:style-name="Police_20_par_20_défaut"><text:span text:style-name="T12">$lesCours</text:span></text:span></text:p>
        </text:list-item>
        <text:list-item>
          <text:p text:style-name="P18">une vue v_cours.php va être appelée</text:p>
        </text:list-item>
      </text:list>
      <text:p text:style-name="P15">Voici le code :</text:p>
      <text:p text:style-name="P15"/>
      <text:p text:style-name="P14"><text:span text:style-name="Code_20_HTML"><text:span text:style-name="T4">switch($action)</text:span></text:span></text:p>
      <text:p text:style-name="P14"><text:span text:style-name="Code_20_HTML"><text:span text:style-name="T4">{</text:span></text:span></text:p>
      <text:p text:style-name="P14"><text:span text:style-name="Code_20_HTML"><text:span text:style-name="T4"><text:s text:c="4"/>case 'accueil':</text:span></text:span></text:p>
      <text:p text:style-name="P14"><text:span text:style-name="Code_20_HTML"><text:span text:style-name="T4"><text:s text:c="8"/></text:span></text:span><text:span text:style-name="Code_20_HTML">include("vues/v_accueil.php");</text:span></text:p>
      <text:p text:style-name="P14"><text:span text:style-name="Code_20_HTML"><text:s text:c="8"/></text:span><text:span text:style-name="Code_20_HTML"><text:span text:style-name="T4">break;</text:span></text:span></text:p>
      <text:p text:style-name="P14"/>
      <text:p text:style-name="P14"><text:span text:style-name="Code_20_HTML"><text:span text:style-name="T5"><text:s text:c="4"/>case 'voirVols' :</text:span></text:span></text:p>
      <text:p text:style-name="P14"><text:soft-page-break/><text:span text:style-name="Code_20_HTML"><text:span text:style-name="T5"><text:s text:c="8"/>$lesCours = getLesCours();</text:span></text:span></text:p>
      <text:p text:style-name="P14"><text:span text:style-name="Code_20_HTML"><text:span text:style-name="T5"><text:s text:c="8"/>include("vues/v_cours.php");</text:span></text:span></text:p>
      <text:p text:style-name="P14"><text:span text:style-name="Code_20_HTML"><text:span text:style-name="T5"><text:s text:c="8"/>break;</text:span></text:span></text:p>
      <text:p text:style-name="P14"><text:span text:style-name="Code_20_HTML">}</text:span></text:p>
      <text:p text:style-name="P15"/>
      <text:h text:style-name="Heading_20_8" text:outline-level="8">La vue v_cours.php</text:h>
      <text:p text:style-name="P15">Créez le fichier v_cours .php dans « vues ».</text:p>
      <text:p text:style-name="P15">Ce script permet de parcourir le tableau $les Cours et permet d’afficher tous les cours :</text:p>
      <text:p text:style-name="P14"><text:span text:style-name="Code_20_HTML">&lt;div id="contenu"&gt;</text:span></text:p>
      <text:p text:style-name="P14"><text:span text:style-name="Code_20_HTML"><text:span text:style-name="T4">&lt;?php</text:span></text:span></text:p>
      <text:p text:style-name="P14"><text:span text:style-name="Code_20_HTML"><text:span text:style-name="T4">foreach($lesCours as $unCours)</text:span></text:span></text:p>
      <text:p text:style-name="P14"><text:span text:style-name="Code_20_HTML"><text:span text:style-name="T4">{</text:span></text:span></text:p>
      <text:p text:style-name="P14"><text:span text:style-name="Code_20_HTML"><text:span text:style-name="T4"><text:tab/>$numero = $unCours['numero'] ;</text:span></text:span></text:p>
      <text:p text:style-name="P14"><text:span text:style-name="Code_20_HTML"><text:span text:style-name="T4"><text:tab/>// à compléter…</text:span></text:span></text:p>
      <text:p text:style-name="P14"><text:span text:style-name="Code_20_HTML">}</text:span></text:p>
      <text:p text:style-name="P14"><text:span text:style-name="Code_20_HTML">?&gt;</text:span></text:p>
      <text:p text:style-name="P14"><text:span text:style-name="Code_20_HTML">&lt;/div&gt;</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4"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Normal" style:class="text">
      <style:paragraph-properties fo:line-height="150%" fo:text-align="end" style:justify-single-word="false" fo:hyphenation-ladder-count="no-limit"/>
      <style:text-properties fo:font-size="11pt" style:font-size-asian="11pt"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color="#000000" style:font-name="Arial" fo:font-size="11pt" style:text-underline-style="solid" style:text-underline-width="auto" style:text-underline-color="font-color" style:text-underline-mode="continuous" style:text-overline-mode="continuous" style:text-line-through-mode="continuous" style:font-size-asian="11pt" style:font-name-complex="Arial" style:font-size-complex="11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text-align="center" style:justify-single-word="false" fo:hyphenation-ladder-count="no-limit" fo:background-color="#ffffff" fo:padding-left="0.141cm" fo:padding-right="0.141cm" fo:padding-top="0.035cm" fo:padding-bottom="0.035cm" fo:border="0.018cm solid #000000" style:shadow="none" fo:keep-with-next="always">
        <style:background-image/>
      </style:paragraph-properties>
      <style:text-properties style:font-name="Comic Sans MS" fo:font-size="14pt" fo:font-weight="bold" style:font-size-asian="14pt" style:font-weight-asian="bold" style:font-size-complex="10pt"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text-align="justify" style:justify-single-word="false" fo:hyphenation-ladder-count="no-limit" fo:padding-left="0cm" fo:padding-right="0cm" fo:padding-top="0cm" fo:padding-bottom="0.035cm" fo:border-left="none" fo:border-right="none" fo:border-top="none" fo:border-bottom="0.018cm solid #000000" style:shadow="none" fo:keep-with-next="always"/>
      <style:text-properties style:font-name="Comic Sans MS" fo:font-size="10pt" fo:font-weight="bold" style:font-size-asian="10pt" style:font-weight-asian="bold" style:font-size-complex="10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left="1.249cm" fo:margin-right="0cm" fo:hyphenation-ladder-count="no-limit" fo:text-indent="0cm" style:auto-text-indent="false" fo:keep-with-next="always">
        <style:tab-stops/>
      </style:paragraph-properties>
      <style:text-properties fo:color="#000000" style:font-name="Arial" fo:font-size="11pt" style:text-underline-style="solid" style:text-underline-width="auto" style:text-underline-color="font-color" style:text-underline-mode="continuous" style:text-overline-mode="continuous" style:text-line-through-mode="continuous" style:font-size-asian="11pt" style:font-name-complex="Arial" style:font-size-complex="11pt"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line-height="150%" fo:text-align="end" style:justify-single-word="false" fo:hyphenation-ladder-count="no-limit" fo:keep-with-next="always"/>
      <style:text-properties fo:font-size="11pt" fo:font-style="italic" style:font-size-asian="11pt" style:font-style-asian="italic"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text-align="justify" style:justify-single-word="false" fo:hyphenation-ladder-count="no-limit" fo:keep-with-next="always"/>
      <style:text-properties fo:font-size="11pt" fo:font-weight="bold" style:font-size-asian="11pt" style:font-weight-asian="bold" style:font-weight-complex="bold" fo:hyphenate="false" fo:hyphenation-remain-char-count="0" fo:hyphenation-push-char-count="0"/>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BEA_20_sous_20_titre" style:display-name="BEA sous titre" style:family="paragraph" style:parent-style-name="Heading_20_2" style:default-outline-level="2" style:list-style-name="">
      <style:paragraph-properties fo:margin-top="0cm" fo:margin-bottom="0cm" fo:hyphenation-ladder-count="no-limit" fo:padding-left="0cm" fo:padding-right="0cm" fo:padding-top="0cm" fo:padding-bottom="0.035cm" fo:border-left="none" fo:border-right="none" fo:border-top="none" fo:border-bottom="0.018cm solid #000000" style:shadow="none"/>
      <style:text-properties fo:font-style="normal" style:font-style-asian="normal" style:font-name-complex="Times New Roman" style:font-size-complex="12pt" style:font-style-complex="normal" fo:hyphenate="false" fo:hyphenation-remain-char-count="0" fo:hyphenation-push-char-count="0"/>
    </style:style>
    <style:style style:name="TM_20_1" style:display-name="TM 1" style:family="paragraph" style:parent-style-name="Normal" style:next-style-name="Normal" style:auto-update="true">
      <style:paragraph-properties fo:hyphenation-ladder-count="no-limit"/>
      <style:text-properties fo:font-size="10pt" style:font-size-asian="10pt" fo:hyphenate="false" fo:hyphenation-remain-char-count="0" fo:hyphenation-push-char-count="0"/>
    </style:style>
    <style:style style:name="TM_20_2" style:display-name="TM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BEA_20_gros_20_titre" style:display-name="BEA gros titre" style:family="paragraph" style:parent-style-name="Heading_20_1" style:default-outline-level="1" style:list-style-name="">
      <style:paragraph-properties fo:text-align="center" style:justify-single-word="false" fo:hyphenation-ladder-count="no-limit" fo:background-color="#e0e0e0" fo:padding-left="0.141cm" fo:padding-right="0.141cm" fo:padding-top="0.035cm" fo:padding-bottom="0.035cm" fo:border="0.018cm solid #000000" style:shadow="none">
        <style:background-image/>
      </style:paragraph-properties>
      <style:text-properties fo:font-size="14pt" style:font-size-asian="14pt" fo:hyphenate="false" fo:hyphenation-remain-char-count="0" fo:hyphenation-push-char-count="0"/>
    </style:style>
    <style:style style:name="Bea_20_Arial_20_10_20_justifié" style:display-name="Bea Arial 10 justifié" style:family="paragraph" style:parent-style-name="Normal">
      <style:paragraph-properties fo:text-align="justify" style:justify-single-word="false" fo:hyphenation-ladder-count="no-limit" style:text-autospace="none"/>
      <style:text-properties style:font-name="Arial" fo:font-size="10pt" style:font-size-asian="10pt" style:font-name-complex="Arial" style:font-size-complex="11pt" fo:hyphenate="false" fo:hyphenation-remain-char-count="0" fo:hyphenation-push-char-count="0"/>
    </style:style>
    <style:style style:name="TM_20_3" style:display-name="TM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M_20_5" style:display-name="TM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TM_20_6" style:display-name="TM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TM_20_7" style:display-name="TM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TM_20_8" style:display-name="TM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TM_20_9" style:display-name="TM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ex" style:family="paragraph" style:parent-style-name="Normal">
      <style:paragraph-properties fo:text-align="justify" style:justify-single-word="false" fo:hyphenation-ladder-count="no-limit"/>
      <style:text-properties style:font-name="Courier New" fo:font-size="10pt" style:font-size-asian="10pt" style:font-size-complex="10pt"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Préformaté_20_HTML" style:display-name="Préformaté HTML"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Retrait_20_corps_20_de_20_texte" style:display-name="Retrait corps de texte" style:family="paragraph" style:parent-style-name="Normal">
      <style:paragraph-properties fo:margin-left="1.249cm" fo:margin-right="0cm" fo:hyphenation-ladder-count="no-limit" fo:text-indent="0cm" style:auto-text-indent="false">
        <style:tab-stops/>
      </style:paragraph-properties>
      <style:text-properties fo:font-size="11pt" style:font-size-asian="11pt" fo:hyphenate="false" fo:hyphenation-remain-char-count="0" fo:hyphenation-push-char-count="0"/>
    </style:style>
    <style:style style:name="Corps_20_de_20_texte_20_2" style:display-name="Corps de texte 2" style:family="paragraph" style:parent-style-name="Normal">
      <style:paragraph-properties fo:hyphenation-ladder-count="no-limit"/>
      <style:text-properties fo:font-size="11pt" style:font-size-asian="11pt" fo:hyphenate="false" fo:hyphenation-remain-char-count="0" fo:hyphenation-push-char-count="0"/>
    </style:style>
    <style:style style:name="Corps_20_de_20_texte_20_3" style:display-name="Corps de texte 3" style:family="paragraph" style:parent-style-name="Normal">
      <style:paragraph-properties fo:hyphenation-ladder-count="no-limit"/>
      <style:text-properties fo:font-size="8pt" style:font-size-asian="8pt" fo:hyphenate="false" fo:hyphenation-remain-char-count="0" fo:hyphenation-push-char-count="0"/>
    </style:style>
    <style:style style:name="Retrait_20_corps_20_de_20_texte_20_2" style:display-name="Retrait corps de texte 2" style:family="paragraph" style:parent-style-name="Normal">
      <style:paragraph-properties fo:margin-left="1.249cm" fo:margin-right="0cm" fo:hyphenation-ladder-count="no-limit" fo:text-indent="0cm" style:auto-text-indent="false">
        <style:tab-stops/>
      </style:paragraph-properties>
      <style:text-properties fo:color="#000000" fo:font-size="11pt" style:font-size-asian="11pt" style:font-size-complex="11pt" fo:hyphenate="false" fo:hyphenation-remain-char-count="0" fo:hyphenation-push-char-count="0"/>
    </style:style>
    <style:style style:name="Retrait_20_corps_20_de_20_texte_20_3" style:display-name="Retrait corps de texte 3" style:family="paragraph" style:parent-style-name="Normal">
      <style:paragraph-properties fo:margin-left="1.884cm" fo:margin-right="0cm" fo:hyphenation-ladder-count="no-limit" fo:text-indent="1.249cm" style:auto-text-indent="false">
        <style:tab-stops/>
      </style:paragraph-properties>
      <style:text-properties fo:color="#000000" fo:font-size="11pt" fo:language="en" fo:country="none" style:font-size-asian="11pt" fo:hyphenate="false" fo:hyphenation-remain-char-count="0" fo:hyphenation-push-char-count="0"/>
    </style:style>
    <style:style style:name="Coefficient" style:family="paragraph" style:parent-style-name="Normal">
      <style:paragraph-properties fo:text-align="end"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Code_20_HTML" style:display-name="Code HTML"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autrelangue2" style:family="text" style:parent-style-name="Police_20_par_20_défaut"/>
    <style:style style:name="Page_20_Number" style:display-name="Page Number" style:family="text" style:parent-style-name="Police_20_par_20_défaut"/>
    <style:style style:name="commentaire1" style:family="text" style:parent-style-name="Police_20_par_20_défaut"/>
    <style:style style:name="exempledtdelement" style:family="text" style:parent-style-name="Police_20_par_20_défaut"/>
    <style:style style:name="tag" style:family="text" style:parent-style-name="Police_20_par_20_défaut"/>
    <style:style style:name="valeurattribut" style:family="text" style:parent-style-name="Police_20_par_20_défaut"/>
    <style:style style:name="dtdelement" style:family="text" style:parent-style-name="Police_20_par_20_défaut"/>
    <style:style style:name="exempledtdattribut" style:family="text" style:parent-style-name="Police_20_par_20_défaut"/>
    <style:style style:name="nomattribut" style:family="text" style:parent-style-name="Police_20_par_20_défaut"/>
    <style:style style:name="typeattribut" style:family="text" style:parent-style-name="Police_20_par_20_défaut"/>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font-size="12pt" style:font-size-asian="12pt" style:font-size-complex="12pt"/>
    </style:style>
    <style:style style:name="WW_5f_CharLFO1LVL1" style:display-name="WW_CharLFO1LVL1" style:family="text">
      <style:text-properties style:font-name="Symbol"/>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Symbol"/>
    </style:style>
    <style:style style:name="WW_5f_CharLFO5LVL3" style:display-name="WW_CharLFO5LVL3" style:family="text">
      <style:text-properties style:font-name="Times New Roman" style:font-name-asian="Times New Roman" style:font-name-complex="Times New Roman"/>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Wingdings"/>
    </style:style>
    <style:style style:name="WW_5f_CharLFO8LVL2" style:display-name="WW_CharLFO8LVL2" style:family="text">
      <style:text-properties style:font-name="Symbol"/>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Times New Roman" fo:font-weight="bold" style:font-name-asian="Times New Roman" style:font-weight-asian="bold" style:font-name-complex="Times New Roman"/>
    </style:style>
    <style:style style:name="WW_5f_CharLFO9LVL3" style:display-name="WW_CharLFO9LVL3" style:family="text">
      <style:text-properties style:font-name="Times New Roman" style:font-name-asian="Times New Roman" style:font-name-complex="Times New Roman"/>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1LVL1" style:display-name="WW_CharLFO11LVL1" style:family="text">
      <style:text-properties style:font-name="Symbol" fo:font-size="10pt" style:font-size-asian="10pt"/>
    </style:style>
    <style:style style:name="WW_5f_CharLFO11LVL2" style:display-name="WW_CharLFO11LVL2" style:family="text">
      <style:text-properties style:font-name="Courier New" fo:font-size="10pt" style:font-size-asian="10pt"/>
    </style:style>
    <style:style style:name="WW_5f_CharLFO11LVL3" style:display-name="WW_CharLFO11LVL3" style:family="text">
      <style:text-properties style:font-name="Wingdings" fo:font-size="10pt" style:font-size-asian="10pt"/>
    </style:style>
    <style:style style:name="WW_5f_CharLFO11LVL4" style:display-name="WW_CharLFO11LVL4" style:family="text">
      <style:text-properties style:font-name="Wingdings" fo:font-size="10pt" style:font-size-asian="10pt"/>
    </style:style>
    <style:style style:name="WW_5f_CharLFO11LVL5" style:display-name="WW_CharLFO11LVL5" style:family="text">
      <style:text-properties style:font-name="Wingdings" fo:font-size="10pt" style:font-size-asian="10pt"/>
    </style:style>
    <style:style style:name="WW_5f_CharLFO11LVL6" style:display-name="WW_CharLFO11LVL6" style:family="text">
      <style:text-properties style:font-name="Wingdings" fo:font-size="10pt" style:font-size-asian="10pt"/>
    </style:style>
    <style:style style:name="WW_5f_CharLFO11LVL7" style:display-name="WW_CharLFO11LVL7" style:family="text">
      <style:text-properties style:font-name="Wingdings" fo:font-size="10pt" style:font-size-asian="10pt"/>
    </style:style>
    <style:style style:name="WW_5f_CharLFO11LVL8" style:display-name="WW_CharLFO11LVL8" style:family="text">
      <style:text-properties style:font-name="Wingdings" fo:font-size="10pt" style:font-size-asian="10pt"/>
    </style:style>
    <style:style style:name="WW_5f_CharLFO11LVL9" style:display-name="WW_CharLFO11LVL9" style:family="text">
      <style:text-properties style:font-name="Wingdings" fo:font-size="10pt" style:font-size-asian="10pt"/>
    </style:style>
    <style:style style:name="WW_5f_CharLFO12LVL1" style:display-name="WW_CharLFO12LVL1" style:family="text">
      <style:text-properties style:font-name="Times New Roman" fo:font-weight="bold" style:font-name-asian="Times New Roman" style:font-weight-asian="bold" style:font-name-complex="Times New Roman"/>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style>
    <style:style style:name="WW_5f_CharLFO16LVL9" style:display-name="WW_CharLFO16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Times New Roman" fo:font-style="normal" style:font-name-asian="Times New Roman" style:font-style-asian="normal" style:font-name-complex="Times New Roman"/>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fo:font-size="10pt" style:font-size-asian="10pt"/>
    </style:style>
    <style:style style:name="WW_5f_CharLFO21LVL2" style:display-name="WW_CharLFO21LVL2" style:family="text">
      <style:text-properties style:font-name="Courier New" fo:font-size="10pt" style:font-size-asian="10pt"/>
    </style:style>
    <style:style style:name="WW_5f_CharLFO21LVL3" style:display-name="WW_CharLFO21LVL3" style:family="text">
      <style:text-properties style:font-name="Wingdings" fo:font-size="10pt" style:font-size-asian="10pt"/>
    </style:style>
    <style:style style:name="WW_5f_CharLFO21LVL4" style:display-name="WW_CharLFO21LVL4" style:family="text">
      <style:text-properties style:font-name="Wingdings" fo:font-size="10pt" style:font-size-asian="10pt"/>
    </style:style>
    <style:style style:name="WW_5f_CharLFO21LVL5" style:display-name="WW_CharLFO21LVL5" style:family="text">
      <style:text-properties style:font-name="Wingdings" fo:font-size="10pt" style:font-size-asian="10pt"/>
    </style:style>
    <style:style style:name="WW_5f_CharLFO21LVL6" style:display-name="WW_CharLFO21LVL6" style:family="text">
      <style:text-properties style:font-name="Wingdings" fo:font-size="10pt" style:font-size-asian="10pt"/>
    </style:style>
    <style:style style:name="WW_5f_CharLFO21LVL7" style:display-name="WW_CharLFO21LVL7" style:family="text">
      <style:text-properties style:font-name="Wingdings" fo:font-size="10pt" style:font-size-asian="10pt"/>
    </style:style>
    <style:style style:name="WW_5f_CharLFO21LVL8" style:display-name="WW_CharLFO21LVL8" style:family="text">
      <style:text-properties style:font-name="Wingdings" fo:font-size="10pt" style:font-size-asian="10pt"/>
    </style:style>
    <style:style style:name="WW_5f_CharLFO21LVL9" style:display-name="WW_CharLFO21LVL9" style:family="text">
      <style:text-properties style:font-name="Wingdings" fo:font-size="10pt" style:font-size-asian="10pt"/>
    </style:style>
    <style:style style:name="WW_5f_CharLFO22LVL1" style:display-name="WW_CharLFO22LVL1" style:family="text">
      <style:text-properties fo:color="#000000" style:font-name="Times New Roman" fo:font-size="11pt" style:font-name-asian="Times New Roman" style:font-size-asian="11pt" style:font-name-complex="Times New Roman"/>
    </style:style>
    <style:style style:name="WW_5f_CharLFO22LVL2" style:display-name="WW_CharLFO22LVL2" style:family="text">
      <style:text-properties style:font-name="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4LVL1" style:display-name="WW_CharLFO24LVL1" style:family="text">
      <style:text-properties style:font-name="Wingdings" style:font-name-complex="Wingdings"/>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font-name-complex="Wingdings"/>
    </style:style>
    <style:style style:name="WW_5f_CharLFO24LVL4" style:display-name="WW_CharLFO24LVL4" style:family="text">
      <style:text-properties style:font-name="Symbol" style:font-name-complex="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font-name-complex="Wingdings"/>
    </style:style>
    <style:style style:name="WW_5f_CharLFO24LVL7" style:display-name="WW_CharLFO24LVL7" style:family="text">
      <style:text-properties style:font-name="Symbol" style:font-name-complex="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font-name-complex="Wingdings"/>
    </style:style>
    <style:style style:name="WW_5f_CharLFO25LVL1" style:display-name="WW_CharLFO25LVL1" style:family="text">
      <style:text-properties style:font-name="Wingdings" style:font-name-complex="Wingdings"/>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font-name-complex="Wingdings"/>
    </style:style>
    <style:style style:name="WW_5f_CharLFO25LVL4" style:display-name="WW_CharLFO25LVL4" style:family="text">
      <style:text-properties style:font-name="Symbol" style:font-name-complex="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font-name-complex="Wingdings"/>
    </style:style>
    <style:style style:name="WW_5f_CharLFO25LVL7" style:display-name="WW_CharLFO25LVL7" style:family="text">
      <style:text-properties style:font-name="Symbol" style:font-name-complex="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font-name-complex="Wingdings"/>
    </style:style>
    <style:style style:name="WW_5f_CharLFO26LVL1" style:display-name="WW_CharLFO26LVL1" style:family="text">
      <style:text-properties style:font-name="Wingdings" style:font-name-complex="Wingdings"/>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font-name-complex="Wingdings"/>
    </style:style>
    <style:style style:name="WW_5f_CharLFO26LVL4" style:display-name="WW_CharLFO26LVL4" style:family="text">
      <style:text-properties style:font-name="Symbol" style:font-name-complex="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font-name-complex="Wingdings"/>
    </style:style>
    <style:style style:name="WW_5f_CharLFO26LVL7" style:display-name="WW_CharLFO26LVL7" style:family="text">
      <style:text-properties style:font-name="Symbol" style:font-name-complex="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font-name-complex="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0" style:family="graphic"/>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51cm" fo:margin-bottom="1.251cm" fo:margin-left="1.752cm" fo:margin-right="2.249cm" style:writing-mode="lr-tb" style:footnote-max-height="0cm">
        <style:footnote-sep style:width="0.018cm" style:adjustment="left" style:rel-width="33%" style:color="#000000"/>
      </style:page-layout-properties>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Cadre1" text:anchor-type="paragraph" svg:y="0.002cm" fo:min-width="0.041cm" draw:z-index="7"><draw:text-box fo:min-height="0.041cm"><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TP XML n°1 : DECOUVERTE</dc:title>
    <meta:initial-creator>BJ</meta:initial-creator>
    <dc:creator>Salim Hamidou</dc:creator>
    <meta:creation-date>2016-09-04T13:19:00Z</meta:creation-date>
    <dc:date>2018-09-09T22:04:15.39</dc:date>
    <meta:print-date>2010-03-22T05:48:00Z</meta:print-date>
    <meta:editing-cycles>3</meta:editing-cycles>
    <meta:editing-duration>PT1H46M11S</meta:editing-duration>
    <meta:document-statistic meta:table-count="1" meta:image-count="0" meta:object-count="1" meta:page-count="7" meta:paragraph-count="169" meta:word-count="1475" meta:character-count="8933"/>
    <meta:template xlink:type="simple" xlink:actuate="onRequest" xlink:title="" xlink:href="../Projet%20PHP%20et%20BD%20-%20Air%20Azur.odt/Normal.dotm"/>
  </office:meta>
</office:document-meta>
</file>